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Name:- <text:s text:c="2"/>” <text:s text:c="3"/>ForSale <text:s text:c="2"/>“</text:p>
      <text:p text:style-name="Standard"/>
      <text:p text:style-name="Standard"><text:span text:style-name="T1">Table ForSales</text:span></text:p>
      <text:p text:style-name="Standard"><text:span text:style-name="T1"/></text:p>
      <text:p text:style-name="Standard"><text:span text:style-name="T1">Fields:</text:span></text:p>
      <text:p text:style-name="Standard"><text:span text:style-name="T1"/></text:p>
      <text:p text:style-name="P3">sale_id <text:s/>INT NOT NULL AUTO_INCREMENT,</text:p>
      <text:p text:style-name="P3">category VARCHAR(20),</text:p>
      <text:p text:style-name="P3">title VARCHAR(30),</text:p>
      <text:p text:style-name="P3">price INT ,</text:p>
      <text:p text:style-name="P3">location VARCHAR(20),</text:p>
      <text:p text:style-name="P3">facing VARCHAR(20),</text:p>
      <text:p text:style-name="P3">PRIMARY KEY(sale_id)</text:p>
      <text:p text:style-name="Standard"/>
      <text:p text:style-name="P1">In this table <text:s/>sale_id is declared as primary key.</text:p>
      <text:p text:style-name="P1">Category is to mention sales item.</text:p>
      <text:p text:style-name="P1">Title is the name of the item</text:p>
      <text:p text:style-name="P1"/>
      <text:p text:style-name="P1">From this table we can display the needed information</text:p>
      <text:p text:style-name="P1"/>
      <text:p text:style-name="P1">Table Forsale_info</text:p>
      <text:p text:style-name="P1"/>
      <text:p text:style-name="P1">Fields:</text:p>
      <text:p text:style-name="P1"/>
      <text:p text:style-name="P3">id INT NOT NULL AUTO_INCREMENT,</text:p>
      <text:p text:style-name="P3">description TEXT,</text:p>
      <text:p text:style-name="P3">contact_person VARCHAR(30),</text:p>
      <text:p text:style-name="P3">conatact_numbers INT ,</text:p>
      <text:p text:style-name="P3">email VARCHAR(20),</text:p>
      <text:p text:style-name="P3">address VARCHAR(50),</text:p>
      <text:p text:style-name="P3">PRIMARY KEY(contact_id)</text:p>
      <text:p text:style-name="P3">s_id INT NOT NULL <text:s/>reference Forsale(sale_id) <text:s text:c="7"/>#foreign key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yros </meta:initial-creator>
    <meta:creation-date>2011-06-06T11:30:03</meta:creation-date>
    <dc:date>2011-06-06T15:27:27</dc:date>
    <dc:creator>nyros </dc:creator>
    <meta:editing-duration>PT00H54M45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24" meta:word-count="86" meta:character-count="616"/>
  </office:meta>
</office:document-meta>
</file>